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 New Roman1" svg:font-family="'Times New Roman'" style:font-family-generic="roman"/>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style:style>
    <style:style style:name="P2" style:family="paragraph" style:parent-style-name="Standard">
      <style:paragraph-properties fo:margin-top="0.049cm" fo:margin-bottom="0.049cm" style:contextual-spacing="false" fo:line-height="100%"/>
      <style:text-properties style:font-name="Times New Roman" fo:font-size="14pt" style:font-name-asian="Times New Roman2" style:font-size-asian="14pt" style:font-name-complex="Times New Roman2" style:font-size-complex="12pt"/>
    </style:style>
    <style:style style:name="P3" style:family="paragraph" style:parent-style-name="Standard">
      <style:paragraph-properties fo:margin-top="0.049cm" fo:margin-bottom="0.049cm" style:contextual-spacing="false" fo:line-height="100%"/>
      <style:text-properties fo:font-variant="normal" fo:text-transform="none" fo:color="#111111" style:font-name="Times New Roman" fo:font-size="14pt" fo:letter-spacing="normal" fo:font-style="normal" fo:font-weight="normal" officeooo:rsid="0002bd84" officeooo:paragraph-rsid="0002bd84" style:font-name-asian="Times New Roman2" style:font-size-asian="14pt" style:font-weight-asian="normal" style:font-name-complex="Times New Roman2" style:font-size-complex="14pt" style:font-weight-complex="normal"/>
    </style:style>
    <style:style style:name="P4" style:family="paragraph" style:parent-style-name="Standard">
      <style:paragraph-properties fo:margin-top="0.049cm" fo:margin-bottom="0.049cm" style:contextual-spacing="false" fo:line-height="100%"/>
      <style:text-properties fo:font-variant="normal" fo:text-transform="none" fo:color="#111111" style:font-name="Times New Roman" fo:font-size="14pt" fo:letter-spacing="normal" fo:font-style="normal" fo:font-weight="normal" officeooo:rsid="0003355c" officeooo:paragraph-rsid="0002bd84" style:font-name-asian="Times New Roman2" style:font-size-asian="14pt" style:font-weight-asian="normal" style:font-name-complex="Times New Roman2" style:font-size-complex="14pt" style:font-weight-complex="normal"/>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paragraph-properties fo:margin-left="0cm" fo:margin-right="0cm" fo:margin-top="0.049cm" fo:margin-bottom="0.049cm" style:contextual-spacing="false" fo:line-height="100%" fo:text-indent="0cm" style:auto-text-indent="false"/>
      <style:text-properties style:font-name="Times New Roman" fo:font-size="14pt" fo:font-weight="normal" officeooo:paragraph-rsid="00013c5c" style:font-size-asian="14pt" style:font-weight-asian="normal" style:font-size-complex="14pt" style:font-weight-complex="normal"/>
    </style:style>
    <style:style style:name="P7" style:family="paragraph" style:parent-style-name="Normal_20__28_Web_29_">
      <style:text-properties fo:font-size="14pt" style:font-size-asian="14pt" style:font-size-complex="14pt"/>
    </style:style>
    <style:style style:name="P8" style:family="paragraph" style:parent-style-name="Normal_20__28_Web_29_">
      <style:text-properties fo:font-size="14pt" fo:font-weight="bold" style:font-size-asian="14pt" style:font-weight-asian="bold" style:font-size-complex="14pt"/>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list-style-name="WWNum1">
      <style:paragraph-properties fo:margin-top="0.049cm" fo:margin-bottom="0.049cm" style:contextual-spacing="false" fo:line-height="100%"/>
      <style:text-properties style:font-name="Times New Roman" fo:font-size="14pt" style:font-name-asian="Times New Roman2" style:font-size-asian="14pt" style:font-name-complex="Times New Roman2" style:font-size-complex="12pt"/>
    </style:style>
    <style:style style:name="P12" style:family="paragraph" style:parent-style-name="Standard">
      <style:paragraph-properties fo:margin-top="0.049cm" fo:margin-bottom="0.049cm" style:contextual-spacing="false" fo:line-height="100%"/>
      <style:text-properties fo:font-variant="normal" fo:text-transform="none" fo:color="#111111" style:font-name="Times New Roman" fo:font-size="12pt" fo:letter-spacing="normal" fo:font-style="normal" fo:font-weight="bold" officeooo:rsid="0002bd84" officeooo:paragraph-rsid="0002bd84" style:font-name-asian="Times New Roman2" style:font-size-asian="12pt" style:font-weight-asian="bold" style:font-name-complex="Times New Roman2" style:font-size-complex="12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Times New Roman" fo:font-size="14pt" style:font-name-asian="Times New Roman2" style:font-size-asian="14pt" style:font-name-complex="Times New Roman2" style:font-size-complex="12pt"/>
    </style:style>
    <style:style style:name="T4" style:family="text">
      <style:text-properties fo:font-variant="normal" fo:text-transform="none" fo:color="#111111" fo:letter-spacing="normal" fo:font-style="normal" style:font-name-asian="Times New Roman2" style:font-name-complex="Times New Roman2"/>
    </style:style>
    <style:style style:name="T5" style:family="text">
      <style:text-properties fo:font-variant="normal" fo:text-transform="none" fo:color="#111111" fo:letter-spacing="normal" fo:font-style="normal" officeooo:rsid="00013c5c" style:font-name-asian="Times New Roman2" style:font-name-complex="Times New Roman2"/>
    </style:style>
    <style:style style:name="T6" style:family="text">
      <style:text-properties fo:font-variant="normal" fo:text-transform="none" fo:color="#111111" fo:letter-spacing="normal" fo:font-style="normal" officeooo:rsid="0003355c" style:font-name-asian="Times New Roman2" style:font-name-complex="Times New Roman2"/>
    </style:style>
    <style:style style:name="T7" style:family="text">
      <style:text-properties style:font-name="Times New Roman1"/>
    </style:style>
    <style:style style:name="T8" style:family="text">
      <style:text-properties style:font-name="Times New Roman1" fo:font-size="10pt" style:font-size-asian="10pt"/>
    </style:style>
    <style:style style:name="T9" style:family="text">
      <style:text-properties style:font-name="Times New Roman1" fo:font-size="10pt" fo:font-style="italic" style:font-size-asian="10pt" style:font-style-asian="italic"/>
    </style:style>
    <style:style style:name="T10" style:family="text">
      <style:text-properties style:font-name="Times New Roman1" fo:font-size="5.5pt" style:font-size-asian="5.5pt"/>
    </style:style>
    <style:style style:name="T11" style:family="text">
      <style:text-properties style:font-name="Times New Roman1" fo:font-size="8pt" style:font-size-asian="8pt"/>
    </style:style>
    <style:style style:name="T12" style:family="text">
      <style:text-properties style:font-name="Times New Roman1"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ning Philosopher problem</text:p>
      <text:p text:style-name="Standard"><text:span text:style-name="T1">In computer science, the </text:span><text:span text:style-name="T2">dining philosophers problem</text:span><text:span text:style-name="T1"> is an example problem often used in concurrent algorithm design to illustrate synchronization issues and techniques for resolving them.</text:span></text:p>
      <text:p text:style-name="P5">Problem Statement:</text:p>
      <text:p text:style-name="P7">Five silent philosophers sit at a table around a bowl of spaghetti. A fork is placed between each pair of adjacent philosophers. (An alternative problem formulation uses rice and chopsticks instead of spaghetti and forks.)</text:p>
      <text:p text:style-name="P7">Each philosopher must alternately think and eat. However, a philosopher can only eat spaghetti when he has both left and right forks. Each fork can be held by only one philosopher and so a philosopher can use the fork only if it's not being used by another philosopher. After he finishes eating, he needs to put down both forks so they become available to others. A philosopher can grab the fork on his right or the one on his left as they become available, but can't start eating before getting both of them.</text:p>
      <text:p text:style-name="P7">Eating is not limited by the amount of spaghetti left: assume an infinite supply.</text:p>
      <text:p text:style-name="P7">The problem is how to design a discipline of behavior (a concurrent algorithm) such that each philosopher won't starve; i.e., can forever continue to alternate between eating and thinking assuming that any philosopher cannot know when others may want to eat or think.</text:p>
      <text:p text:style-name="P8">Issues:</text:p>
      <text:p text:style-name="P2">The problem was designed to illustrate the problem of avoiding deadlock a system state in which no progress is possible. To see that designing a proper solution to this problem isn't obvious, consider the following proposal: instruct each philosopher to behave as follows:</text:p>
      <text:list xml:id="list6609005442028529556" text:style-name="WWNum1">
        <text:list-item>
          <text:p text:style-name="P11">think until the left fork is available; when it is, pick it up;</text:p>
        </text:list-item>
        <text:list-item>
          <text:p text:style-name="P11">think until the right fork is available; when it is, pick it up;</text:p>
        </text:list-item>
        <text:list-item>
          <text:p text:style-name="P11">when both forks are held, eat for a fixed amount of time;</text:p>
        </text:list-item>
        <text:list-item>
          <text:p text:style-name="P11">then, put the right fork down;</text:p>
        </text:list-item>
        <text:list-item>
          <text:p text:style-name="P11">then, put the left fork down;</text:p>
        </text:list-item>
        <text:list-item>
          <text:p text:style-name="P11">repeat from the beginning.</text:p>
        </text:list-item>
      </text:list>
      <text:p text:style-name="P2">This attempt at a solution fails: it allows the system to reach a deadlock state, in which no progress is possible.</text:p>
      <text:p text:style-name="P1"><text:span text:style-name="T3">This is the state in which each philosopher has picked up the fork to the left, waiting for the fork to the right to be put down. With the given instructions, this </text:span><text:soft-page-break/><text:span text:style-name="T3">state can be reached, and when it is reached, the philosophers will eternally wait for each other to release a fork.</text:span></text:p>
      <text:p text:style-name="P6"><text:span text:style-name="T4">Now I know this dining philosophers problem is researched a lot and there are resources everywhere. But </text:span><text:span text:style-name="T5">we </text:span><text:span text:style-name="T4">wrote a simple code to solve this problem with C. </text:span><text:span text:style-name="T5">We</text:span><text:span text:style-name="T4"> wrote this with process synchronization problem using semaphores, busy waiting, </text:span><text:span text:style-name="T6">spinlocks</text:span><text:span text:style-name="T4">, monitors, critical </text:span><text:span text:style-name="T5">section, and </text:span><text:span text:style-name="T4">mutex.</text:span></text:p>
      <text:p text:style-name="P12"><text:span text:style-name="T7"/></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 New Roman1" svg:font-family="'Times New Roman'" style:font-family-generic="roman"/>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2" style:font-size-asian="12pt" style:font-name-complex="Times New Roman2"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veen Mishra</meta:initial-creator>
    <meta:editing-cycles>6</meta:editing-cycles>
    <meta:creation-date>2013-09-16T18:36:00</meta:creation-date>
    <dc:date>2013-09-29T17:46:00.55</dc:date>
    <meta:editing-duration>PT2M35S</meta:editing-duration>
    <meta:generator>LibreOffice/4.0.2.2$Windows_x86 LibreOffice_project/4c82dcdd6efcd48b1d8bba66bfe1989deee49c3</meta:generator>
    <meta:document-statistic meta:table-count="0" meta:image-count="0" meta:object-count="0" meta:page-count="2" meta:paragraph-count="18" meta:word-count="439" meta:character-count="2549" meta:non-whitespace-character-count="21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